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h text:outline-level="1">EntMent.com and StartupsBoard.com Specification Document (v2.2)</text:h>
      <text:h text:outline-level="2">Prompt for Future ChatGPT Development Instructions</text:h>
      <text:p>"Using the latest version of the EntMent and StartupsBoard specification document, generate the necessary technical implementation plans, design wireframes, or content blocks appropriate to the current milestone. When needed, divide outputs by platform (EntMent vs. StartupsBoard) or audience type (Ent, Ment, Investor). Treat this document as the source of truth, and check with Rick before deviating from described features, workflows, or tone."</text:p>
      <text:h text:outline-level="2">Minimum Viable Product (Pre-Merger Features)</text:h>
      <text:p>Includes email registration, role selection, map-based group joining, group chat moderation, confidentiality handling, basic templates, and basic map UI features.</text:p>
      <text:h text:outline-level="2">Post-Merger Feature Enhancements (Phase 2 Roadmap)</text:h>
      <text:p>Includes user matching, contribution scoring, startup timelines, project showcases, virtual meetups, anonymous posting, in-chat surveys, investor preferences, and educational content.</text:p>
      <text:h text:outline-level="2">Next Steps</text:h>
      <text:p>Once the MVP demonstrates working chat group logic and user engagement in the merged platform, proceed to schedule phased rollouts of the Phase 2 features.</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